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9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38" style:family="paragraph" style:parent-style-name="Standard" style:list-style-name="L12">
      <style:paragraph-properties fo:text-align="justify" style:justify-single-word="false"/>
      <style:text-properties officeooo:paragraph-rsid="001e7b4b"/>
    </style:style>
    <style:style style:name="P39" style:family="paragraph" style:parent-style-name="Standard">
      <style:paragraph-properties fo:text-align="justify" style:justify-single-word="false"/>
      <style:text-properties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47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4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52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53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54" style:family="paragraph" style:parent-style-name="Standard" style:list-style-name="L12">
      <style:paragraph-properties fo:text-align="justify" style:justify-single-word="false"/>
      <style:text-properties fo:font-weight="bold" officeooo:paragraph-rsid="001e7b4b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officeooo:rsid="001dc40b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1e7b4b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6" style:family="text">
      <style:text-properties style:font-name="Bitstream Vera Sans Mono" fo:font-size="12pt" style:text-underline-style="none" officeooo:rsid="001e7b4b" fo:background-color="transparent" loext:char-shading-value="0" style:font-size-asian="10.5pt" style:font-size-complex="12pt"/>
    </style:style>
    <style:style style:name="T7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8" style:family="text">
      <style:text-properties officeooo:rsid="00140c7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9cdcfe"/>
    </style:style>
    <style:style style:name="T12" style:family="text">
      <style:text-properties fo:color="#d4d4d4"/>
    </style:style>
    <style:style style:name="T13" style:family="text">
      <style:text-properties fo:color="#dcdcaa"/>
    </style:style>
    <style:style style:name="T14" style:family="text">
      <style:text-properties fo:color="#ce9178"/>
    </style:style>
    <style:style style:name="T15" style:family="text">
      <style:text-properties fo:color="#808080"/>
    </style:style>
    <style:style style:name="T16" style:family="text">
      <style:text-properties fo:color="#569cd6"/>
    </style:style>
    <style:style style:name="T17" style:family="text">
      <style:text-properties fo:color="#6a9955"/>
    </style:style>
    <style:style style:name="T18" style:family="text">
      <style:text-properties fo:color="#b5ce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6"><text:span text:style-name="T1">O guia estelar de </text:span><text:span text:style-name="T2">JavaScript</text:span></text:p>
      <text:p text:style-name="P2">Introdução</text:p>
      <text:list xml:id="list3273486310" text:style-name="L1">
        <text:list-item>
          <text:p text:style-name="P9">Abertura</text:p>
        </text:list-item>
      </text:list>
      <text:p text:style-name="P5">Vamos aprender sobre programação e Java Script. O que é o JavaScript, para o que ele serve, primeiros passos, tipos de dados, variáveis, prática, funções, manipulações de dados, expressões.</text:p>
      <text:p text:style-name="P5"/>
      <text:list xml:id="list80647152849769" text:continue-numbering="true" text:style-name="L1">
        <text:list-item>
          <text:p text:style-name="P9">JavaScript</text:p>
        </text:list-item>
      </text:list>
      <text:list xml:id="list944688784" text:style-name="L2">
        <text:list-item>
          <text:p text:style-name="P16">JavaScript <text:span text:style-name="T8">Core</text:span></text:p>
          <text:list>
            <text:list-item>
              <text:p text:style-name="P20">linguagem de programação que roda Navegador do usuário (front-end):</text:p>
              <text:list>
                <text:list-item>
                  <text:p text:style-name="P20">Se você clicar em algum botão da página e aparece uma janela. Isso é o JavaScript.</text:p>
                </text:list-item>
                <text:list-item>
                  <text:p text:style-name="P21">Alteração do site ou aplicativo, conforme a interação do usuário.</text:p>
                </text:list-item>
              </text:list>
            </text:list-item>
            <text:list-item>
              <text:p text:style-name="P21">Roda também no computador (back-end)</text:p>
            </text:list-item>
          </text:list>
        </text:list-item>
        <text:list-item>
          <text:p text:style-name="P16">O que podemos fazer?</text:p>
          <text:list>
            <text:list-item>
              <text:p text:style-name="P21">Podemos criar aplicações web, mobile (React Native), desktop (Electron);</text:p>
            </text:list-item>
            <text:list-item>
              <text:p text:style-name="P21">Empresas famosas que usam:</text:p>
              <text:list>
                <text:list-item>
                  <text:p text:style-name="P21">Facebook (Instagram, WhatsApp);</text:p>
                </text:list-item>
                <text:list-item>
                  <text:p text:style-name="P21">Google (Youtube, Gmail, Drive);</text:p>
                </text:list-item>
                <text:list-item>
                  <text:p text:style-name="P21">Uber;</text:p>
                </text:list-item>
                <text:list-item>
                  <text:p text:style-name="P21">Netflix</text:p>
                </text:list-item>
                <text:list-item>
                  <text:p text:style-name="P21">TikTok</text:p>
                </text:list-item>
                <text:list-item>
                  <text:p text:style-name="P21">…</text:p>
                </text:list-item>
              </text:list>
            </text:list-item>
            <text:list-item>
              <text:p text:style-name="P21">99.99% dos sites na web usam JavaScript;</text:p>
            </text:list-item>
            <text:list-item>
              <text:p text:style-name="P21">Linguagem obrigatória para quem programa o Front-end Web.</text:p>
            </text:list-item>
          </text:list>
        </text:list-item>
        <text:list-item>
          <text:p text:style-name="P17">Evolução</text:p>
          <text:list>
            <text:list-item>
              <text:p text:style-name="P20">A comunidade cresce cada vez mais e a linguagem está sempre evoluindo.</text:p>
            </text:list-item>
          </text:list>
        </text:list-item>
        <text:list-item>
          <text:p text:style-name="P17">O que vamos ver o curso?</text:p>
          <text:list>
            <text:list-item>
              <text:p text:style-name="P20">Tipos de dados</text:p>
            </text:list-item>
            <text:list-item>
              <text:p text:style-name="P20">Variáveis</text:p>
            </text:list-item>
            <text:list-item>
              <text:p text:style-name="P20">Funções</text:p>
            </text:list-item>
            <text:list-item>
              <text:p text:style-name="P20">Condicionais</text:p>
            </text:list-item>
            <text:list-item>
              <text:p text:style-name="P20">Estruturas de repetição</text:p>
            </text:list-item>
            <text:list-item>
              <text:p text:style-name="P20">…</text:p>
            </text:list-item>
          </text:list>
        </text:list-item>
        <text:list-item>
          <text:p text:style-name="P17">Como vai funcionar a dinâmica do curso?</text:p>
          <text:list>
            <text:list-item>
              <text:p text:style-name="P20">Treino de futebol</text:p>
            </text:list-item>
            <text:list-item>
              <text:p text:style-name="P20">Treino de artes marciais</text:p>
            </text:list-item>
            <text:list-item>
              <text:p text:style-name="P20">Conceitos e fundamentos</text:p>
            </text:list-item>
            <text:list-item>
              <text:p text:style-name="P20">Prática</text:p>
            </text:list-item>
            <text:list-item>
              <text:p text:style-name="P20">Revisão</text:p>
            </text:list-item>
          </text:list>
        </text:list-item>
      </text:list>
      <text:p text:style-name="P4"/>
      <text:p text:style-name="P8">Guias estelares</text:p>
      <text:p text:style-name="P7"><text:span text:style-name="T1">O guia estelar de </text:span><text:span text:style-name="T2">JavaScript</text:span></text:p>
      <text:p text:style-name="P3">Primeiros Passos</text:p>
      <text:list xml:id="list672495211" text:style-name="L3">
        <text:list-item>
          <text:p text:style-name="P10">Sintaxe</text:p>
        </text:list-item>
      </text:list>
      <text:list xml:id="list249874221" text:style-name="L4">
        <text:list-item>
          <text:p text:style-name="P18">A importância da Sintaxe<text:span text:style-name="T9"> – escrever texto de uma maneira correta.</text:span></text:p>
          <text:list>
            <text:list-item>
              <text:p text:style-name="P22">Toda linguagem tem;</text:p>
            </text:list-item>
            <text:list-item>
              <text:p text:style-name="P22">Uma boa comunicação necessita de uma boa sintaxe;</text:p>
            </text:list-item>
            <text:list-item>
              <text:p text:style-name="P22">82% dos erros para iniciantes programação</text:p>
            </text:list-item>
          </text:list>
        </text:list-item>
      </text:list>
      <text:p text:style-name="P23"/>
      <text:p text:style-name="P35">js</text:p>
      <text:p text:style-name="P35"><text:s text:c="2"/>console.log(“Bem vindos ao Starter”)</text:p>
      <text:p text:style-name="P23"/>
      <text:list xml:id="list80646398473430" text:continue-list="list672495211" text:style-name="L3">
        <text:list-item>
          <text:p text:style-name="P11">Maneiras de executar o JavaScript</text:p>
        </text:list-item>
      </text:list>
      <text:list xml:id="list977394465" text:style-name="L5">
        <text:list-item>
          <text:p text:style-name="P24">Abra o navegador do seu computador e aperte a tecla <text:span text:style-name="T10">F12</text:span>, clique em “<text:span text:style-name="T10">console</text:span>” e pronto, já pode codar.</text:p>
        </text:list-item>
        <text:list-item>
          <text:p text:style-name="P24"><text:a xlink:type="simple" xlink:href="https://codepen.io/" text:style-name="Internet_20_link" text:visited-style-name="Visited_20_Internet_20_Link">https://codepen.io/</text:a></text:p>
        </text:list-item>
        <text:list-item>
          <text:p text:style-name="P24">Visual Studio Code</text:p>
        </text:list-item>
      </text:list>
      <text:p text:style-name="P25"/>
      <text:list xml:id="list80647424573128" text:continue-list="list80646398473430" text:style-name="L3">
        <text:list-item>
          <text:p text:style-name="P12">Adicionando arquivos JS</text:p>
        </text:list-item>
      </text:list>
      <text:list xml:id="list957192770" text:style-name="L6">
        <text:list-item>
          <text:p text:style-name="P26">HTML</text:p>
        </text:list-item>
      </text:list>
      <text:p text:style-name="P42"><text:span text:style-name="T15">&lt;!</text:span><text:span text:style-name="T16">DOCTYPE</text:span> <text:span text:style-name="T11">html</text:span><text:span text:style-name="T15">&gt;</text:span></text:p>
      <text:p text:style-name="P46"><text:span text:style-name="T15">&lt;</text:span><text:span text:style-name="T16">html</text:span> <text:span text:style-name="T11">lang</text:span>=<text:span text:style-name="T14">"en"</text:span><text:span text:style-name="T15">&gt;</text:span></text:p>
      <text:p text:style-name="P46"><text:span text:style-name="T15">&lt;</text:span><text:span text:style-name="T16">head</text:span><text:span text:style-name="T15">&gt;</text:span></text:p>
      <text:p text:style-name="P46"><text:span text:style-name="T15">&lt;</text:span><text:span text:style-name="T16">meta</text:span> <text:span text:style-name="T11">charset</text:span>=<text:span text:style-name="T14">"UTF-8"</text:span><text:span text:style-name="T15">&gt;</text:span></text:p>
      <text:p text:style-name="P46"><text:span text:style-name="T15">&lt;</text:span><text:span text:style-name="T16">meta</text:span> <text:span text:style-name="T11">http-equiv</text:span>=<text:span text:style-name="T14">"X-UA-Compatible"</text:span> <text:span text:style-name="T11">content</text:span>=<text:span text:style-name="T14">"IE=edge"</text:span><text:span text:style-name="T15">&gt;</text:span></text:p>
      <text:p text:style-name="P46"><text:span text:style-name="T15">&lt;</text:span><text:span text:style-name="T16">meta</text:span> <text:span text:style-name="T11">name</text:span>=<text:span text:style-name="T14">"viewport"</text:span> <text:span text:style-name="T11">content</text:span>=<text:span text:style-name="T14">"width=device-width, initial-scale=1.0"</text:span><text:span text:style-name="T15">&gt;</text:span></text:p>
      <text:p text:style-name="P46"><text:span text:style-name="T15">&lt;</text:span><text:span text:style-name="T16">title</text:span><text:span text:style-name="T15">&gt;</text:span>Document<text:span text:style-name="T15">&lt;/</text:span><text:span text:style-name="T16">title</text:span><text:span text:style-name="T15">&gt;</text:span></text:p>
      <text:p text:style-name="P46"><text:span text:style-name="T15">&lt;/</text:span><text:span text:style-name="T16">head</text:span><text:span text:style-name="T15">&gt;</text:span></text:p>
      <text:p text:style-name="P46"><text:span text:style-name="T15">&lt;</text:span><text:span text:style-name="T16">body</text:span><text:span text:style-name="T15">&gt;</text:span></text:p>
      <text:p text:style-name="P47"><text:span text:style-name="T15">&lt;</text:span><text:span text:style-name="T16">script</text:span> <text:span text:style-name="T11">src</text:span>= <text:span text:style-name="T14">"./scripts.js"</text:span><text:span text:style-name="T15">&gt;&lt;/</text:span><text:span text:style-name="T16">script</text:span><text:span text:style-name="T15">&gt;</text:span></text:p>
      <text:p text:style-name="P46"><text:span text:style-name="T15">&lt;/</text:span><text:span text:style-name="T16">body</text:span><text:span text:style-name="T15">&gt;</text:span></text:p>
      <text:p text:style-name="P46"><text:span text:style-name="T15">&lt;/</text:span><text:span text:style-name="T16">html</text:span><text:span text:style-name="T15">&gt;</text:span></text:p>
      <text:p text:style-name="P36"/>
      <text:list xml:id="list599693781" text:style-name="L7">
        <text:list-item>
          <text:p text:style-name="P27">JAVA SCRIPT</text:p>
        </text:list-item>
      </text:list>
      <text:p text:style-name="P40"><text:span text:style-name="T11">console</text:span><text:span text:style-name="T12">.</text:span><text:span text:style-name="T13">log</text:span><text:span text:style-name="T12">(</text:span><text:span text:style-name="T14">'Bem vindos ao Starter!!'</text:span><text:span text:style-name="T12">)</text:span></text:p>
      <text:p text:style-name="P39"><text:span text:style-name="T12"/></text:p>
      <text:list xml:id="list80646551187914" text:continue-list="list80647424573128" text:style-name="L3">
        <text:list-item>
          <text:p text:style-name="P13">Comentários</text:p>
        </text:list-item>
      </text:list>
      <text:p text:style-name="P49">//Aqui eu tenho um comentário em linha</text:p>
      <text:p text:style-name="P50">/*</text:p>
      <text:p text:style-name="P50">Aqui eu tenho um comentário multi linha (bloco)</text:p>
      <text:p text:style-name="P48"/>
      <text:p text:style-name="P50">o código abaixo escreve alguma mensagem no devtools</text:p>
      <text:p text:style-name="P50">*/</text:p>
      <text:p text:style-name="P48"/>
      <text:p text:style-name="P46"><text:span text:style-name="T11">console</text:span>.<text:span text:style-name="T13">log</text:span>(<text:span text:style-name="T14">'Bem vindos ao Starter!!'</text:span>) <text:span text:style-name="T17">//algum cometário console.log('iria ignorar')</text:span></text:p>
      <text:p text:style-name="P46"><text:span text:style-name="T11">console</text:span>.<text:span text:style-name="T13">log</text:span>(<text:span text:style-name="T14">'não iria ignorar'</text:span>)</text:p>
      <text:p text:style-name="P14"/>
      <text:p text:style-name="P55">Guias estelares</text:p>
      <text:p text:style-name="P51"><text:span text:style-name="T1">O guia estelar de </text:span><text:span text:style-name="T2">JavaScript</text:span></text:p>
      <text:p text:style-name="P37">Tipos de dados</text:p>
      <text:list xml:id="list1925267136" text:style-name="L8">
        <text:list-item>
          <text:p text:style-name="P15">Introdução</text:p>
        </text:list-item>
      </text:list>
      <text:list xml:id="list3616180991" text:style-name="L9">
        <text:list-item>
          <text:p text:style-name="P19">Tipos de dados</text:p>
          <text:list>
            <text:list-item>
              <text:p text:style-name="P28">Gramática:</text:p>
              <text:list>
                <text:list-item>
                  <text:p text:style-name="P28">Elementos da linguagem e suas combinações</text:p>
                </text:list-item>
                <text:list-item>
                  <text:p text:style-name="P28">A arte de falar e escrever corretamente</text:p>
                </text:list-item>
              </text:list>
            </text:list-item>
            <text:list-item>
              <text:p text:style-name="P28">Vocabulário:</text:p>
              <text:list>
                <text:list-item>
                  <text:p text:style-name="P28">Conjunto de termos e expressões</text:p>
                </text:list-item>
                <text:list-item>
                  <text:p text:style-name="P28">Agrupamento de palavras</text:p>
                </text:list-item>
              </text:list>
            </text:list-item>
            <text:list-item>
              <text:p text:style-name="P28">Precisamos saber como escrever</text:p>
            </text:list-item>
            <text:list-item>
              <text:p text:style-name="P28">Precisamos saber os significados</text:p>
            </text:list-item>
            <text:list-item>
              <text:p text:style-name="P28">Precisamos continuar aprendendo, para crescer nosso vocabulário</text:p>
            </text:list-item>
          </text:list>
        </text:list-item>
        <text:list-item>
          <text:p text:style-name="P19">Como vai ser a dinâmica do aprendizado?</text:p>
          <text:list>
            <text:list-item>
              <text:p text:style-name="P28">Conceitos e escrita</text:p>
            </text:list-item>
            <text:list-item>
              <text:p text:style-name="P28">Vamos aprender os tipos de dados utilizados na linguagem</text:p>
              <text:list>
                <text:list-item>
                  <text:p text:style-name="P28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29"/>
      <text:list xml:id="list80646463107809" text:continue-list="list1925267136" text:style-name="L8">
        <text:list-item>
          <text:p text:style-name="P15">String</text:p>
        </text:list-item>
      </text:list>
      <text:list xml:id="list75118634" text:style-name="L10">
        <text:list-item>
          <text:p text:style-name="P30">Cadeia de caracteres</text:p>
          <text:list>
            <text:list-item>
              <text:p text:style-name="P30">“” aspas duplas</text:p>
            </text:list-item>
            <text:list-item>
              <text:p text:style-name="P30">‘’ aspas simples</text:p>
            </text:list-item>
            <text:list-item>
              <text:p text:style-name="P30">`` template literais ou tamplate strings (permite multi linhas) e permiter expressões dentro da string (interpolação).Ex. `${1+1}`</text:p>
            </text:list-item>
          </text:list>
        </text:list-item>
      </text:list>
      <text:p text:style-name="P31"/>
      <text:p text:style-name="P43"><text:span text:style-name="T11">console</text:span>.<text:span text:style-name="T13">log</text:span>(<text:span text:style-name="T14">"Thiago Carlos"</text:span>)</text:p>
      <text:p text:style-name="P46"><text:span text:style-name="T11">console</text:span>.<text:span text:style-name="T13">log</text:span>(<text:span text:style-name="T14">'Limeira da Silva'</text:span>)</text:p>
      <text:p text:style-name="P46"><text:span text:style-name="T11">console</text:span>.<text:span text:style-name="T13">log</text:span>(<text:span text:style-name="T14">`com crases eu posso </text:span></text:p>
      <text:p text:style-name="P48"/>
      <text:p text:style-name="P52">quebrar linha</text:p>
      <text:p text:style-name="P48"/>
      <text:p text:style-name="P46"><text:span text:style-name="T14">`</text:span>)</text:p>
      <text:p text:style-name="P48"/>
      <text:p text:style-name="P46"><text:span text:style-name="T11">console</text:span>.<text:span text:style-name="T13">log</text:span>(<text:span text:style-name="T14">"um 'exemplo'com asplas duplas"</text:span>)</text:p>
      <text:p text:style-name="P46"><text:span text:style-name="T11">console</text:span>.<text:span text:style-name="T13">log</text:span>(<text:span text:style-name="T14">'um "exemplo" com aspas simples'</text:span>)</text:p>
      <text:p text:style-name="P46"><text:span text:style-name="T11">console</text:span>.<text:span text:style-name="T13">log</text:span>(<text:span text:style-name="T14">`um "exemplo" com 'crases'`</text:span>)</text:p>
      <text:p text:style-name="P31"/>
      <text:list xml:id="list80646724091981" text:continue-list="list80646463107809" text:style-name="L8">
        <text:list-item>
          <text:p text:style-name="P15">Number</text:p>
        </text:list-item>
      </text:list>
      <text:list xml:id="list969489107" text:style-name="L11">
        <text:list-item>
          <text:p text:style-name="P53"><text:span text:style-name="T7">N</text:span><text:span text:style-name="T5">úmeros</text:span></text:p>
        </text:list-item>
      </text:list>
      <text:p text:style-name="P32"><text:s text:c="4"/>33 <text:s/>// inteiros</text:p>
      <text:p text:style-name="P32"><text:s text:c="4"/>12.5 // reais - float</text:p>
      <text:p text:style-name="P32"><text:s text:c="4"/>NaN // Not a Number</text:p>
      <text:p text:style-name="P32"><text:s text:c="4"/>Infinity // infinito</text:p>
      <text:p text:style-name="P32"/>
      <text:p text:style-name="P44"><text:span text:style-name="T11">console</text:span>.<text:span text:style-name="T13">log</text:span>(<text:span text:style-name="T18">33</text:span>)</text:p>
      <text:p text:style-name="P46"><text:span text:style-name="T11">console</text:span>.<text:span text:style-name="T13">log</text:span>(-<text:span text:style-name="T18">33</text:span>)</text:p>
      <text:p text:style-name="P46"><text:span text:style-name="T11">console</text:span>.<text:span text:style-name="T13">log</text:span>(<text:span text:style-name="T18">12.5</text:span>)</text:p>
      <text:p text:style-name="P46"><text:soft-page-break/><text:span text:style-name="T11">console</text:span>.<text:span text:style-name="T13">log</text:span>(<text:span text:style-name="T18">12</text:span> + <text:span text:style-name="T18">12</text:span>)</text:p>
      <text:p text:style-name="P46"><text:span text:style-name="T11">console</text:span>.<text:span text:style-name="T13">log</text:span>(<text:span text:style-name="T18">15</text:span> / <text:span text:style-name="T18">3</text:span>)</text:p>
      <text:p text:style-name="P46"><text:span text:style-name="T11">console</text:span>.<text:span text:style-name="T13">log</text:span>(<text:span text:style-name="T18">15</text:span> / <text:span text:style-name="T14">"axsd"</text:span>)</text:p>
      <text:p text:style-name="P41"><text:span text:style-name="T11">console</text:span><text:span text:style-name="T12">.</text:span><text:span text:style-name="T13">log</text:span><text:span text:style-name="T12">(</text:span><text:span text:style-name="T18">12</text:span><text:span text:style-name="T12"> === </text:span><text:span text:style-name="T11">Infinity</text:span><text:span text:style-name="T12">)</text:span></text:p>
      <text:p text:style-name="P32"/>
      <text:list xml:id="list80647507506405" text:continue-list="list80646724091981" text:style-name="L8">
        <text:list-item>
          <text:p text:style-name="P15">Boolean</text:p>
        </text:list-item>
      </text:list>
      <text:list xml:id="list3469380569" text:style-name="L12">
        <text:list-item>
          <text:p text:style-name="P54"><text:span text:style-name="T6">Boolean - Booleano</text:span></text:p>
          <text:list>
            <text:list-item>
              <text:p text:style-name="P38"><text:span text:style-name="T4">é um tipo de dado que só tem 2 valores:</text:span></text:p>
            </text:list-item>
          </text:list>
        </text:list-item>
      </text:list>
      <text:p text:style-name="P33"><text:s text:c="4"/>true // verdadeiro</text:p>
      <text:p text:style-name="P33"><text:s text:c="4"/>false // falso</text:p>
      <text:p text:style-name="P33"/>
      <text:p text:style-name="P45"><text:span text:style-name="T11">console</text:span>.<text:span text:style-name="T13">log</text:span>(<text:span text:style-name="T16">true</text:span>)</text:p>
      <text:p text:style-name="P41"><text:span text:style-name="T11">console</text:span><text:span text:style-name="T12">.</text:span><text:span text:style-name="T13">log</text:span><text:span text:style-name="T12">(</text:span><text:span text:style-name="T16">false</text:span><text:span text:style-name="T12">)</text:span></text:p>
      <text:p text:style-name="P33"/>
      <text:list xml:id="list80647348382717" text:continue-list="list80647507506405" text:style-name="L8">
        <text:list-item>
          <text:p text:style-name="P15">Undefined vs null</text:p>
        </text:list-item>
      </text:list>
      <text:p text:style-name="P34"/>
      <text:list xml:id="list80645842223602" text:continue-numbering="true" text:style-name="L8">
        <text:list-item>
          <text:p text:style-name="P15">Object</text:p>
        </text:list-item>
        <text:list-item>
          <text:p text:style-name="P15">Array</text:p>
        </text:list-item>
        <text:list-item>
          <text:p text:style-name="P15">Conclus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27T08:06:45.517939898</dc:date>
    <meta:editing-duration>PT24M13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4" meta:paragraph-count="130" meta:word-count="589" meta:character-count="3678" meta:non-whitespace-character-count="3265"/>
  </office:meta>
</office:document-meta>
</file>